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8cm" fo:break-before="auto" style:use-optimal-row-height="fals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0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table:style-name="ce4"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4"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ya: use dialog everywher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 shaders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 table:number-rows-repeated="1048557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9:'General tasks'.AMJ12 'General tasks'.A1:'General tasks'.AMJ5 'General tasks'.A14:'General tasks'.AMJ1048576 'General tasks'.C6:'General tasks'.C7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3"/>
        <table:table-column table:style-name="co2" table:number-columns-repeated="1021" table:default-cell-style-name="ce13"/>
        <table:table-row table:style-name="ro1">
          <table:table-cell table:style-name="ce11" office:value-type="string" calcext:value-type="string">
            <text:p>Task</text:p>
          </table:table-cell>
          <table:table-cell table:style-name="ce15" table:content-validation-name="val1" office:value-type="string" calcext:value-type="string">
            <text:p>Status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21"/>
        </table:table-row>
        <table:table-row table:style-name="ro1">
          <table:table-cell table:style-name="ce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09:50:09.8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1T11:50:46.211000000</dc:date>
    <meta:editing-duration>P1DT19M52S</meta:editing-duration>
    <meta:editing-cycles>143</meta:editing-cycles>
    <meta:document-statistic meta:table-count="11" meta:cell-count="271" meta:object-count="0"/>
  </office:meta>
</office:document-meta>
</file>